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c3d2" officeooo:paragraph-rsid="001dc3d2" style:font-weight-asian="bold" style:font-weight-complex="bold"/>
    </style:style>
    <style:style style:name="P2" style:family="paragraph" style:parent-style-name="Standard">
      <style:text-properties fo:font-weight="bold" officeooo:rsid="001dc3d2" officeooo:paragraph-rsid="001ef3d2" style:font-weight-asian="bold" style:font-weight-complex="bold"/>
    </style:style>
    <style:style style:name="P3" style:family="paragraph" style:parent-style-name="Standard">
      <style:text-properties fo:font-weight="bold" officeooo:rsid="001dc3d2" officeooo:paragraph-rsid="001f2992" style:font-weight-asian="bold" style:font-weight-complex="bold"/>
    </style:style>
    <style:style style:name="P4" style:family="paragraph" style:parent-style-name="Standard">
      <style:text-properties fo:font-weight="bold" officeooo:rsid="001dc3d2" officeooo:paragraph-rsid="001fb764" style:font-weight-asian="bold" style:font-weight-complex="bold"/>
    </style:style>
    <style:style style:name="P5" style:family="paragraph" style:parent-style-name="Standard">
      <style:text-properties fo:font-weight="bold" officeooo:rsid="001dc3d2" officeooo:paragraph-rsid="00201b82" style:font-weight-asian="bold" style:font-weight-complex="bold"/>
    </style:style>
    <style:style style:name="P6" style:family="paragraph" style:parent-style-name="Standard">
      <style:text-properties fo:font-weight="bold" officeooo:rsid="001dc3d2" officeooo:paragraph-rsid="0021efb7" style:font-weight-asian="bold" style:font-weight-complex="bold"/>
    </style:style>
    <style:style style:name="P7" style:family="paragraph" style:parent-style-name="Standard">
      <style:text-properties fo:font-weight="bold" officeooo:rsid="001dc3d2" officeooo:paragraph-rsid="0022cb65" style:font-weight-asian="bold" style:font-weight-complex="bold"/>
    </style:style>
    <style:style style:name="P8" style:family="paragraph" style:parent-style-name="Standard">
      <style:text-properties fo:font-size="11pt" fo:font-weight="normal" officeooo:rsid="001ef3d2" officeooo:paragraph-rsid="001ef3d2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1dc3d2" officeooo:paragraph-rsid="001dc3d2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1fb764" officeooo:paragraph-rsid="001fb764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201b82" officeooo:paragraph-rsid="00201b82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21efb7" officeooo:paragraph-rsid="0021efb7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22cb65" officeooo:paragraph-rsid="0022cb65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23cc9a" officeooo:paragraph-rsid="0023cc9a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22cb65" officeooo:paragraph-rsid="0022cb65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ef3d2" officeooo:paragraph-rsid="001ef3d2" fo:background-color="#ffff99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1fb764" officeooo:paragraph-rsid="001fb764" fo:background-color="#ffff99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201b82" officeooo:paragraph-rsid="00201b82" fo:background-color="#ffff99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21efb7" officeooo:paragraph-rsid="0021efb7" fo:background-color="#ffff99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22cb65" officeooo:paragraph-rsid="0022cb65" fo:background-color="#ffff99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1ef3d2" officeooo:paragraph-rsid="001ef3d2" fo:background-color="#33ff99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1fb764" officeooo:paragraph-rsid="001fb764" fo:background-color="#33ff99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201b82" officeooo:paragraph-rsid="00201b82" fo:background-color="#33ff99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21efb7" officeooo:paragraph-rsid="0021efb7" fo:background-color="#33ff99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22cb65" officeooo:paragraph-rsid="0022cb65" fo:background-color="#33ff99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bold" officeooo:rsid="001e86b9" officeooo:paragraph-rsid="001e86b9" style:font-size-asian="11pt" style:font-weight-asian="bold" style:font-size-complex="11pt" style:font-weight-complex="bold"/>
    </style:style>
    <style:style style:name="P27" style:family="paragraph" style:parent-style-name="Standard">
      <style:text-properties fo:font-size="11pt" fo:font-weight="bold" officeooo:rsid="001dc3d2" officeooo:paragraph-rsid="001dc3d2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font-weight="bold" officeooo:rsid="001dc3d2" officeooo:paragraph-rsid="001ef3d2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fo:font-weight="bold" officeooo:rsid="001dc3d2" officeooo:paragraph-rsid="001f2992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fo:font-weight="bold" officeooo:rsid="001dc3d2" officeooo:paragraph-rsid="001fb764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fo:font-weight="bold" officeooo:rsid="001dc3d2" officeooo:paragraph-rsid="00201b82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1pt" fo:font-weight="bold" officeooo:rsid="001dc3d2" officeooo:paragraph-rsid="0021efb7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fo:font-weight="bold" officeooo:rsid="001dc3d2" officeooo:paragraph-rsid="0022cb65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1pt" fo:font-weight="bold" officeooo:rsid="001dc3d2" officeooo:paragraph-rsid="0023cc9a" style:font-size-asian="11pt" style:font-weight-asian="bold" style:font-size-complex="11pt" style:font-weight-complex="bold"/>
    </style:style>
    <style:style style:name="P35" style:family="paragraph" style:parent-style-name="Standard">
      <style:text-properties fo:font-size="11pt" fo:font-weight="bold" officeooo:rsid="001ef3d2" officeooo:paragraph-rsid="001ef3d2" style:font-size-asian="11pt" style:font-weight-asian="bold" style:font-size-complex="11pt" style:font-weight-complex="bold"/>
    </style:style>
    <style:style style:name="P36" style:family="paragraph" style:parent-style-name="Standard">
      <style:text-properties fo:font-size="11pt" fo:font-weight="bold" officeooo:rsid="001fb764" officeooo:paragraph-rsid="001fb764" style:font-size-asian="11pt" style:font-weight-asian="bold" style:font-size-complex="11pt" style:font-weight-complex="bold"/>
    </style:style>
    <style:style style:name="P37" style:family="paragraph" style:parent-style-name="Standard">
      <style:text-properties fo:font-size="11pt" fo:font-weight="bold" officeooo:rsid="00201b82" officeooo:paragraph-rsid="00201b82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bold" officeooo:rsid="0021efb7" officeooo:paragraph-rsid="0021efb7" style:font-size-asian="11pt" style:font-weight-asian="bold" style:font-size-complex="11pt" style:font-weight-complex="bold"/>
    </style:style>
    <style:style style:name="P39" style:family="paragraph" style:parent-style-name="Standard">
      <style:text-properties fo:font-size="11pt" fo:font-weight="bold" officeooo:rsid="0022cb65" officeooo:paragraph-rsid="0022cb65" style:font-size-asian="11pt" style:font-weight-asian="bold" style:font-size-complex="11pt" style:font-weight-complex="bold"/>
    </style:style>
    <style:style style:name="P40" style:family="paragraph" style:parent-style-name="Standard">
      <style:text-properties fo:font-size="11pt" fo:font-weight="bold" officeooo:rsid="0023cc9a" officeooo:paragraph-rsid="0023cc9a" style:font-size-asian="11pt" style:font-weight-asian="bold" style:font-size-complex="11pt" style:font-weight-complex="bold"/>
    </style:style>
    <style:style style:name="P41" style:family="paragraph" style:parent-style-name="Standard">
      <style:paragraph-properties fo:break-before="page"/>
      <style:text-properties fo:font-size="11pt" fo:font-weight="bold" officeooo:rsid="001dc3d2" officeooo:paragraph-rsid="0021efb7" style:font-size-asian="11pt" style:font-weight-asian="bold" style:font-size-complex="11pt" style:font-weight-complex="bold"/>
    </style:style>
    <style:style style:name="P42" style:family="paragraph" style:parent-style-name="Standard">
      <style:paragraph-properties fo:break-before="page"/>
      <style:text-properties fo:font-size="11pt" fo:font-weight="bold" officeooo:rsid="001dc3d2" officeooo:paragraph-rsid="0022cb65" style:font-size-asian="11pt" style:font-weight-asian="bold" style:font-size-complex="11pt" style:font-weight-complex="bold"/>
    </style:style>
    <style:style style:name="P43" style:family="paragraph" style:parent-style-name="Standard">
      <style:text-properties fo:font-size="11pt" fo:font-weight="normal" officeooo:rsid="001ef3d2" officeooo:paragraph-rsid="001ef3d2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025a7f2" officeooo:paragraph-rsid="0025a7f2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11pt" fo:font-weight="normal" officeooo:rsid="00277626" officeooo:paragraph-rsid="00277626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1pt" fo:font-weight="normal" officeooo:rsid="001dc3d2" officeooo:paragraph-rsid="001dc3d2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size="11pt" fo:font-weight="normal" officeooo:rsid="001fb764" officeooo:paragraph-rsid="001fb764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size="11pt" fo:font-weight="normal" officeooo:rsid="00286d41" officeooo:paragraph-rsid="00286d41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029b73a" officeooo:paragraph-rsid="0029b73a" style:font-size-asian="11pt" style:font-weight-asian="normal" style:font-size-complex="11pt" style:font-weight-complex="normal"/>
    </style:style>
    <style:style style:name="P50" style:family="paragraph" style:parent-style-name="Standard">
      <style:text-properties fo:font-size="11pt" fo:font-weight="normal" officeooo:rsid="002a71a9" officeooo:paragraph-rsid="002a71a9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ize="11pt" fo:font-weight="normal" officeooo:rsid="002a8471" officeooo:paragraph-rsid="002a8471" style:font-size-asian="11pt" style:font-weight-asian="normal" style:font-size-complex="11pt" style:font-weight-complex="normal"/>
    </style:style>
    <style:style style:name="P52" style:family="paragraph" style:parent-style-name="Standard">
      <style:text-properties fo:font-size="11pt" fo:font-weight="normal" officeooo:rsid="002aaa4c" officeooo:paragraph-rsid="002aaa4c" style:font-size-asian="11pt" style:font-weight-asian="normal" style:font-size-complex="11pt" style:font-weight-complex="normal"/>
    </style:style>
    <style:style style:name="P53" style:family="paragraph" style:parent-style-name="Standard">
      <style:text-properties fo:font-size="11pt" fo:font-weight="normal" officeooo:rsid="002abb22" officeooo:paragraph-rsid="002abb22" style:font-size-asian="11pt" style:font-weight-asian="normal" style:font-size-complex="11pt" style:font-weight-complex="normal"/>
    </style:style>
    <style:style style:name="P54" style:family="paragraph" style:parent-style-name="Standard">
      <style:text-properties fo:font-size="11pt" fo:font-weight="normal" officeooo:rsid="001ef3d2" officeooo:paragraph-rsid="001ef3d2" fo:background-color="#ffff99" style:font-size-asian="11pt" style:font-weight-asian="normal" style:font-size-complex="11pt" style:font-weight-complex="normal"/>
    </style:style>
    <style:style style:name="P55" style:family="paragraph" style:parent-style-name="Standard">
      <style:text-properties fo:font-size="11pt" fo:font-weight="normal" officeooo:rsid="001ef3d2" officeooo:paragraph-rsid="001ef3d2" fo:background-color="#33ff99" style:font-size-asian="11pt" style:font-weight-asian="normal" style:font-size-complex="11pt" style:font-weight-complex="normal"/>
    </style:style>
    <style:style style:name="P56" style:family="paragraph" style:parent-style-name="Standard">
      <style:text-properties fo:font-size="11pt" fo:font-weight="normal" officeooo:rsid="002aaa4c" officeooo:paragraph-rsid="002aaa4c" fo:background-color="transparent" style:font-size-asian="11pt" style:font-weight-asian="normal" style:font-size-complex="11pt" style:font-weight-complex="normal"/>
    </style:style>
    <style:style style:name="P57" style:family="paragraph" style:parent-style-name="Standard">
      <style:text-properties fo:font-size="11pt" fo:font-weight="bold" officeooo:rsid="001dc3d2" officeooo:paragraph-rsid="0023cc9a" style:font-size-asian="11pt" style:font-weight-asian="bold" style:font-size-complex="11pt" style:font-weight-complex="bold"/>
    </style:style>
    <style:style style:name="T1" style:family="text">
      <style:text-properties officeooo:rsid="001e86b9"/>
    </style:style>
    <style:style style:name="T2" style:family="text">
      <style:text-properties officeooo:rsid="001ef3d2"/>
    </style:style>
    <style:style style:name="T3" style:family="text">
      <style:text-properties officeooo:rsid="001f2992"/>
    </style:style>
    <style:style style:name="T4" style:family="text">
      <style:text-properties officeooo:rsid="001fb764"/>
    </style:style>
    <style:style style:name="T5" style:family="text">
      <style:text-properties officeooo:rsid="00201b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OS COM N° DE C = 2*L</text:p>
      <text:p text:style-name="P1">DE 25 50 A 950 1950 <text:span text:style-name="T1">PASSO 25</text:span></text:p>
      <text:p text:style-name="P27">EXEC 1</text:p>
      <text:p text:style-name="P45">HOST <text:s text:c="2"/>- 50 100 CPU: 0.001653 GPU: 0.035177</text:p>
      <text:p text:style-name="P45">HOST <text:s text:c="2"/>- 75 150 CPU: 0.000130 GPU: 0.000431</text:p>
      <text:p text:style-name="P45">HOST <text:s text:c="2"/>- 100 200 CPU: 0.000238 GPU: 0.000496</text:p>
      <text:p text:style-name="P45">HOST <text:s text:c="2"/>- 125 250 CPU: 0.000423 GPU: 0.000556</text:p>
      <text:p text:style-name="P45">HOST <text:s text:c="2"/>- 150 300 CPU: 0.000692 GPU: 0.000794</text:p>
      <text:p text:style-name="P45">DEVICE - 175 350 CPU: 0.001192 GPU: 0.001139</text:p>
      <text:p text:style-name="P45">DEVICE - 200 400 CPU: 0.001515 GPU: 0.001503</text:p>
      <text:p text:style-name="P45">DEVICE - 225 450 CPU: 0.002190 GPU: 0.002189</text:p>
      <text:p text:style-name="P45">DEVICE - 250 500 CPU: 0.003006 GPU: 0.002646</text:p>
      <text:p text:style-name="P45">DEVICE - 275 550 CPU: 0.004865 GPU: 0.003376</text:p>
      <text:p text:style-name="P45">DEVICE - 300 600 CPU: 0.005188 GPU: 0.003995</text:p>
      <text:p text:style-name="P45">DEVICE - 325 650 CPU: 0.006623 GPU: 0.005010</text:p>
      <text:p text:style-name="P45">DEVICE - 350 700 CPU: 0.008242 GPU: 0.005529</text:p>
      <text:p text:style-name="P45">DEVICE - 375 750 CPU: 0.010040 GPU: 0.006840</text:p>
      <text:p text:style-name="P45">DEVICE - 400 800 CPU: 0.012115 GPU: 0.007964</text:p>
      <text:p text:style-name="P45">DEVICE - 425 850 CPU: 0.014979 GPU: 0.009568</text:p>
      <text:p text:style-name="P45">DEVICE - 450 900 CPU: 0.017263 GPU: 0.011536</text:p>
      <text:p text:style-name="P45">DEVICE - 475 950 CPU: 0.020511 GPU: 0.012387</text:p>
      <text:p text:style-name="P45">DEVICE - 500 1000 CPU: 0.024116 GPU: 0.014641</text:p>
      <text:p text:style-name="P45">DEVICE - 525 1050 CPU: 0.027761 GPU: 0.016505</text:p>
      <text:p text:style-name="P45">DEVICE - 550 1100 CPU: 0.031635 GPU: 0.019245</text:p>
      <text:p text:style-name="P45">DEVICE - 575 1150 CPU: 0.036242 GPU: 0.020328</text:p>
      <text:p text:style-name="P45">DEVICE - 600 1200 CPU: 0.041712 GPU: 0.023664</text:p>
      <text:p text:style-name="P45">DEVICE - 625 1250 CPU: 0.046634 GPU: 0.027416</text:p>
      <text:p text:style-name="P45">DEVICE - 650 1300 CPU: 0.051967 GPU: 0.030104</text:p>
      <text:p text:style-name="P45">DEVICE - 675 1350 CPU: 0.058446 GPU: 0.034468</text:p>
      <text:p text:style-name="P45">DEVICE - 700 1400 CPU: 0.065322 GPU: 0.036236</text:p>
      <text:p text:style-name="P45">DEVICE - 725 1450 CPU: 0.072513 GPU: 0.041030</text:p>
      <text:p text:style-name="P45">DEVICE - 750 1500 CPU: 0.080183 GPU: 0.044499</text:p>
      <text:p text:style-name="P45">DEVICE - 775 1550 CPU: 0.089285 GPU: 0.050246</text:p>
      <text:p text:style-name="P45">DEVICE - 800 1600 CPU: 0.096864 GPU: 0.052375</text:p>
      <text:p text:style-name="P45">DEVICE - 825 1650 CPU: 0.107307 GPU: 0.058506</text:p>
      <text:p text:style-name="P45">DEVICE - 850 1700 CPU: 0.117213 GPU: 0.065054</text:p>
      <text:p text:style-name="P45">DEVICE - 875 1750 CPU: 0.128528 GPU: 0.070568</text:p>
      <text:p text:style-name="P45">DEVICE - 900 1800 CPU: 0.139974 GPU: 0.074129</text:p>
      <text:p text:style-name="P45">DEVICE - 925 1850 CPU: 0.153870 GPU: 0.072313</text:p>
      <text:p text:style-name="P45">DEVICE - 950 1900 CPU: 0.165820 GPU: 0.079413</text:p>
      <text:p text:style-name="P45">DEVICE - 975 1950 CPU: 0.179596 GPU: 0.080346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EXEC 2</text:p>
      <text:p text:style-name="P45">HOST <text:s text:c="2"/>- 50 100 CPU: 0.000924 GPU: 0.038010</text:p>
      <text:p text:style-name="P45">HOST <text:s text:c="2"/>- 75 150 CPU: 0.000126 GPU: 0.000393</text:p>
      <text:p text:style-name="P45">HOST <text:s text:c="2"/>- 100 200 CPU: 0.000236 GPU: 0.000463</text:p>
      <text:p text:style-name="P45">HOST <text:s text:c="2"/>- 125 250 CPU: 0.000418 GPU: 0.000520</text:p>
      <text:p text:style-name="P45">DEVICE - 150 300 CPU: 0.002892 GPU: 0.000693</text:p>
      <text:p text:style-name="P45">DEVICE - 175 350 CPU: 0.001079 GPU: 0.000995</text:p>
      <text:p text:style-name="P45">DEVICE - 200 400 CPU: 0.001621 GPU: 0.001205</text:p>
      <text:p text:style-name="P45">DEVICE - 225 450 CPU: 0.004557 GPU: 0.001940</text:p>
      <text:p text:style-name="P45">DEVICE - 250 500 CPU: 0.003294 GPU: 0.002222</text:p>
      <text:p text:style-name="P45">HOST <text:s text:c="2"/>- 275 550 CPU: 0.004490 GPU: 0.004584</text:p>
      <text:p text:style-name="P45">DEVICE - 300 600 CPU: 0.007102 GPU: 0.003516</text:p>
      <text:p text:style-name="P45">DEVICE - 325 650 CPU: 0.008823 GPU: 0.004398</text:p>
      <text:p text:style-name="P45">DEVICE - 350 700 CPU: 0.009108 GPU: 0.004815</text:p>
      <text:p text:style-name="P45">DEVICE - 375 750 CPU: 0.010216 GPU: 0.007789</text:p>
      <text:p text:style-name="P45">DEVICE - 400 800 CPU: 0.012233 GPU: 0.006881</text:p>
      <text:p text:style-name="P45">DEVICE - 425 850 CPU: 0.014673 GPU: 0.008353</text:p>
      <text:p text:style-name="P45">DEVICE - 450 900 CPU: 0.017325 GPU: 0.009912</text:p>
      <text:p text:style-name="P45">DEVICE - 475 950 CPU: 0.020548 GPU: 0.010602</text:p>
      <text:p text:style-name="P45">DEVICE - 500 1000 CPU: 0.023983 GPU: 0.012732</text:p>
      <text:p text:style-name="P45">DEVICE - 525 1050 CPU: 0.027637 GPU: 0.014230</text:p>
      <text:p text:style-name="P45">DEVICE - 550 1100 CPU: 0.032168 GPU: 0.016582</text:p>
      <text:p text:style-name="P45">DEVICE - 575 1150 CPU: 0.036506 GPU: 0.017566</text:p>
      <text:p text:style-name="P45">DEVICE - 600 1200 CPU: 0.040874 GPU: 0.020433</text:p>
      <text:p text:style-name="P45">DEVICE - 625 1250 CPU: 0.046593 GPU: 0.023583</text:p>
      <text:p text:style-name="P45">DEVICE - 650 1300 CPU: 0.052356 GPU: 0.025832</text:p>
      <text:p text:style-name="P45">DEVICE - 675 1350 CPU: 0.058758 GPU: 0.029363</text:p>
      <text:p text:style-name="P45">DEVICE - 700 1400 CPU: 0.065380 GPU: 0.030930</text:p>
      <text:p text:style-name="P45">DEVICE - 725 1450 CPU: 0.072797 GPU: 0.035078</text:p>
      <text:p text:style-name="P45">DEVICE - 750 1500 CPU: 0.081937 GPU: 0.037874</text:p>
      <text:p text:style-name="P45">DEVICE - 775 1550 CPU: 0.089312 GPU: 0.042779</text:p>
      <text:p text:style-name="P45">DEVICE - 800 1600 CPU: 0.096935 GPU: 0.044653</text:p>
      <text:p text:style-name="P45">DEVICE - 825 1650 CPU: 0.107383 GPU: 0.049787</text:p>
      <text:p text:style-name="P45">DEVICE - 850 1700 CPU: 0.117139 GPU: 0.055651</text:p>
      <text:p text:style-name="P45">DEVICE - 875 1750 CPU: 0.127893 GPU: 0.059446</text:p>
      <text:p text:style-name="P45">DEVICE - 900 1800 CPU: 0.140347 GPU: 0.065824</text:p>
      <text:p text:style-name="P45">DEVICE - 925 1850 CPU: 0.154075 GPU: 0.068736</text:p>
      <text:p text:style-name="P45">DEVICE - 950 1900 CPU: 0.165197 GPU: 0.075155</text:p>
      <text:p text:style-name="P45">DEVICE - 975 1950 CPU: 0.178596 GPU: 0.080033</text:p>
      <text:p text:style-name="P4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TEMPOS COM N° DE C = <text:span text:style-name="T3">L</text:span></text:p>
      <text:p text:style-name="P2">DE <text:span text:style-name="T2">50</text:span> 50 A <text:span text:style-name="T2">1950 1950</text:span> <text:span text:style-name="T1">PASSO 50</text:span></text:p>
      <text:p text:style-name="P28">EXEC 1</text:p>
      <text:p text:style-name="P44">HOST <text:s text:c="2"/>- 50 50 CPU: 0.001237 GPU: 0.039030</text:p>
      <text:p text:style-name="P44">HOST <text:s text:c="2"/>- 100 100 CPU: 0.000102 GPU: 0.000407</text:p>
      <text:p text:style-name="P44">HOST <text:s text:c="2"/>- 150 150 CPU: 0.000357 GPU: 0.000406</text:p>
      <text:p text:style-name="P44">DEVICE - 200 200 CPU: 0.000813 GPU: 0.000623</text:p>
      <text:p text:style-name="P44">DEVICE - 250 250 CPU: 0.001864 GPU: 0.000896</text:p>
      <text:p text:style-name="P44">DEVICE - 300 300 CPU: 0.002711 GPU: 0.001549</text:p>
      <text:p text:style-name="P44">DEVICE - 350 350 CPU: 0.005678 GPU: 0.001867</text:p>
      <text:p text:style-name="P44">DEVICE - 400 400 CPU: 0.006017 GPU: 0.003027</text:p>
      <text:p text:style-name="P44">DEVICE - 450 450 CPU: 0.009254 GPU: 0.003913</text:p>
      <text:p text:style-name="P44">DEVICE - 500 500 CPU: 0.012162 GPU: 0.004669</text:p>
      <text:p text:style-name="P44">DEVICE - 550 550 CPU: 0.015718 GPU: 0.006068</text:p>
      <text:p text:style-name="P44">DEVICE - 600 600 CPU: 0.020605 GPU: 0.007066</text:p>
      <text:p text:style-name="P44">DEVICE - 650 650 CPU: 0.025814 GPU: 0.009364</text:p>
      <text:p text:style-name="P44">DEVICE - 700 700 CPU: 0.035980 GPU: 0.010402</text:p>
      <text:p text:style-name="P44">DEVICE - 750 750 CPU: 0.044212 GPU: 0.013041</text:p>
      <text:p text:style-name="P44">DEVICE - 800 800 CPU: 0.051084 GPU: 0.014577</text:p>
      <text:p text:style-name="P44">DEVICE - 850 850 CPU: 0.059198 GPU: 0.017996</text:p>
      <text:p text:style-name="P44">DEVICE - 900 900 CPU: 0.069442 GPU: 0.021867</text:p>
      <text:p text:style-name="P44">DEVICE - 950 950 CPU: 0.081888 GPU: 0.024220</text:p>
      <text:p text:style-name="P44">DEVICE - 1000 1000 CPU: 0.099133 GPU: 0.028863</text:p>
      <text:p text:style-name="P44">DEVICE - 1050 1050 CPU: 0.115239 GPU: 0.031593</text:p>
      <text:p text:style-name="P44">DEVICE - 1100 1100 CPU: 0.127563 GPU: 0.037029</text:p>
      <text:p text:style-name="P44">DEVICE - 1150 1150 CPU: 0.147903 GPU: 0.040237</text:p>
      <text:p text:style-name="P44">DEVICE - 1200 1200 CPU: 0.165889 GPU: 0.046922</text:p>
      <text:p text:style-name="P44">DEVICE - 1250 1250 CPU: 0.187156 GPU: 0.054350</text:p>
      <text:p text:style-name="P44">DEVICE - 1300 1300 CPU: 0.215481 GPU: 0.058482</text:p>
      <text:p text:style-name="P44">DEVICE - 1350 1350 CPU: 0.237637 GPU: 0.066387</text:p>
      <text:p text:style-name="P44">DEVICE - 1400 1400 CPU: 0.266134 GPU: 0.071485</text:p>
      <text:p text:style-name="P44">DEVICE - 1450 1450 CPU: 0.293989 GPU: 0.077565</text:p>
      <text:p text:style-name="P44">DEVICE - 1500 1500 CPU: 0.326546 GPU: 0.082619</text:p>
      <text:p text:style-name="P44">DEVICE - 1550 1550 CPU: 0.363438 GPU: 0.083099</text:p>
      <text:p text:style-name="P44">DEVICE - 1600 1600 CPU: 0.396554 GPU: 0.088728</text:p>
      <text:p text:style-name="P44">DEVICE - 1650 1650 CPU: 0.439306 GPU: 0.098735</text:p>
      <text:p text:style-name="P44">DEVICE - 1700 1700 CPU: 0.477063 GPU: 0.110840</text:p>
      <text:p text:style-name="P44">DEVICE - 1750 1750 CPU: 0.528755 GPU: 0.116230</text:p>
      <text:p text:style-name="P44">DEVICE - 1800 1800 CPU: 0.568110 GPU: 0.128551</text:p>
      <text:p text:style-name="P44">DEVICE - 1850 1850 CPU: 0.623765 GPU: 0.135556</text:p>
      <text:p text:style-name="P44">DEVICE - 1900 1900 CPU: 0.679032 GPU: 0.149246</text:p>
      <text:p text:style-name="P44">DEVICE - 1950 1950 CPU: 0.723462 GPU: 0.156668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EXEC 2</text:p>
      <text:p text:style-name="P44">HOST <text:s text:c="2"/>- 50 50 CPU: 0.000401 GPU: 0.036309</text:p>
      <text:p text:style-name="P44">HOST <text:s text:c="2"/>- 100 100 CPU: 0.000130 GPU: 0.000344</text:p>
      <text:p text:style-name="P44">HOST <text:s text:c="2"/>- 150 150 CPU: 0.000362 GPU: 0.000378</text:p>
      <text:p text:style-name="P44">DEVICE - 200 200 CPU: 0.000778 GPU: 0.000677</text:p>
      <text:p text:style-name="P44">DEVICE - 250 250 CPU: 0.002904 GPU: 0.000773</text:p>
      <text:p text:style-name="P44">DEVICE - 300 300 CPU: 0.002587 GPU: 0.001386</text:p>
      <text:p text:style-name="P44">DEVICE - 350 350 CPU: 0.005665 GPU: 0.001689</text:p>
      <text:p text:style-name="P44">DEVICE - 400 400 CPU: 0.006181 GPU: 0.002612</text:p>
      <text:p text:style-name="P44">DEVICE - 450 450 CPU: 0.009990 GPU: 0.003460</text:p>
      <text:p text:style-name="P44">DEVICE - 500 500 CPU: 0.011776 GPU: 0.004048</text:p>
      <text:p text:style-name="P44">DEVICE - 550 550 CPU: 0.015807 GPU: 0.005347</text:p>
      <text:p text:style-name="P44">DEVICE - 600 600 CPU: 0.020425 GPU: 0.006132</text:p>
      <text:p text:style-name="P44">DEVICE - 650 650 CPU: 0.029704 GPU: 0.007812</text:p>
      <text:p text:style-name="P44">DEVICE - 700 700 CPU: 0.033009 GPU: 0.008947</text:p>
      <text:p text:style-name="P44">DEVICE - 750 750 CPU: 0.040021 GPU: 0.011195</text:p>
      <text:p text:style-name="P44">DEVICE - 800 800 CPU: 0.052904 GPU: 0.012859</text:p>
      <text:p text:style-name="P44">DEVICE - 850 850 CPU: 0.058358 GPU: 0.015591</text:p>
      <text:p text:style-name="P44">DEVICE - 900 900 CPU: 0.068697 GPU: 0.018778</text:p>
      <text:p text:style-name="P44">DEVICE - 950 950 CPU: 0.081744 GPU: 0.020774</text:p>
      <text:p text:style-name="P44">DEVICE - 1000 1000 CPU: 0.095522 GPU: 0.024807</text:p>
      <text:p text:style-name="P44">DEVICE - 1050 1050 CPU: 0.111814 GPU: 0.027299</text:p>
      <text:p text:style-name="P44">DEVICE - 1100 1100 CPU: 0.130220 GPU: 0.031922</text:p>
      <text:p text:style-name="P44">DEVICE - 1150 1150 CPU: 0.152561 GPU: 0.034878</text:p>
      <text:p text:style-name="P44">DEVICE - 1200 1200 CPU: 0.167455 GPU: 0.041363</text:p>
      <text:p text:style-name="P44">DEVICE - 1250 1250 CPU: 0.190011 GPU: 0.046753</text:p>
      <text:p text:style-name="P44">DEVICE - 1300 1300 CPU: 0.216028 GPU: 0.050342</text:p>
      <text:p text:style-name="P44">DEVICE - 1350 1350 CPU: 0.240252 GPU: 0.058285</text:p>
      <text:p text:style-name="P44">DEVICE - 1400 1400 CPU: 0.266845 GPU: 0.060873</text:p>
      <text:p text:style-name="P44">DEVICE - 1450 1450 CPU: 0.295434 GPU: 0.081061</text:p>
      <text:p text:style-name="P44">DEVICE - 1500 1500 CPU: 0.328455 GPU: 0.075321</text:p>
      <text:p text:style-name="P44">DEVICE - 1550 1550 CPU: 0.362649 GPU: 0.083157</text:p>
      <text:p text:style-name="P44">DEVICE - 1600 1600 CPU: 0.402529 GPU: 0.088703</text:p>
      <text:p text:style-name="P44">DEVICE - 1650 1650 CPU: 0.439095 GPU: 0.099007</text:p>
      <text:p text:style-name="P44">DEVICE - 1700 1700 CPU: 0.483016 GPU: 0.110054</text:p>
      <text:p text:style-name="P44">DEVICE - 1750 1750 CPU: 0.525770 GPU: 0.117492</text:p>
      <text:p text:style-name="P44">DEVICE - 1800 1800 CPU: 0.570475 GPU: 0.128633</text:p>
      <text:p text:style-name="P44">DEVICE - 1850 1850 CPU: 0.625158 GPU: 0.135603</text:p>
      <text:p text:style-name="P44">DEVICE - 1900 1900 CPU: 0.672079 GPU: 0.149384</text:p>
      <text:p text:style-name="P44">DEVICE - 1950 1950 CPU: 0.747898 GPU: 0.15683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9"><text:soft-page-break/>TEMPOS COM N° DE <text:span text:style-name="T3">L</text:span> = 2*<text:span text:style-name="T3">C</text:span></text:p>
      <text:p text:style-name="P2">DE <text:span text:style-name="T2">50</text:span> <text:span text:style-name="T2">25</text:span> A <text:span text:style-name="T2">1950 950</text:span> <text:span text:style-name="T1">PASSO 25</text:span></text:p>
      <text:p text:style-name="P28">EXEC 1</text:p>
      <text:p text:style-name="P48">HOST <text:s text:c="2"/>- 100 50 CPU: 0.001330 GPU: 0.036947</text:p>
      <text:p text:style-name="P48">HOST <text:s text:c="2"/>- 150 75 CPU: 0.000201 GPU: 0.000397</text:p>
      <text:p text:style-name="P48">DEVICE - 200 100 CPU: 0.000408 GPU: 0.000407</text:p>
      <text:p text:style-name="P48">DEVICE - 250 125 CPU: 0.000777 GPU: 0.000460</text:p>
      <text:p text:style-name="P48">DEVICE - 300 150 CPU: 0.001294 GPU: 0.000573</text:p>
      <text:p text:style-name="P48">DEVICE - 350 175 CPU: 0.002478 GPU: 0.000981</text:p>
      <text:p text:style-name="P48">DEVICE - 400 200 CPU: 0.003060 GPU: 0.000999</text:p>
      <text:p text:style-name="P48">DEVICE - 450 225 CPU: 0.004365 GPU: 0.001529</text:p>
      <text:p text:style-name="P48">DEVICE - 500 250 CPU: 0.006077 GPU: 0.001656</text:p>
      <text:p text:style-name="P48">DEVICE - 550 275 CPU: 0.008898 GPU: 0.002346</text:p>
      <text:p text:style-name="P48">DEVICE - 600 300 CPU: 0.011570 GPU: 0.002742</text:p>
      <text:p text:style-name="P48">DEVICE - 650 325 CPU: 0.014241 GPU: 0.003295</text:p>
      <text:p text:style-name="P48">DEVICE - 700 350 CPU: 0.016162 GPU: 0.004902</text:p>
      <text:p text:style-name="P48">DEVICE - 750 375 CPU: 0.019947 GPU: 0.004291</text:p>
      <text:p text:style-name="P48">DEVICE - 800 400 CPU: 0.024002 GPU: 0.004929</text:p>
      <text:p text:style-name="P48">DEVICE - 850 425 CPU: 0.028733 GPU: 0.005871</text:p>
      <text:p text:style-name="P48">DEVICE - 900 450 CPU: 0.034236 GPU: 0.006917</text:p>
      <text:p text:style-name="P48">DEVICE - 950 475 CPU: 0.040412 GPU: 0.007248</text:p>
      <text:p text:style-name="P48">DEVICE - 1000 500 CPU: 0.047911 GPU: 0.008568</text:p>
      <text:p text:style-name="P48">DEVICE - 1050 525 CPU: 0.054432 GPU: 0.009732</text:p>
      <text:p text:style-name="P48">DEVICE - 1100 550 CPU: 0.062331 GPU: 0.011241</text:p>
      <text:p text:style-name="P48">DEVICE - 1150 575 CPU: 0.072448 GPU: 0.011504</text:p>
      <text:p text:style-name="P48">DEVICE - 1200 600 CPU: 0.086899 GPU: 0.013349</text:p>
      <text:p text:style-name="P48">DEVICE - 1250 625 CPU: 0.092482 GPU: 0.015323</text:p>
      <text:p text:style-name="P48">DEVICE - 1300 650 CPU: 0.103731 GPU: 0.017162</text:p>
      <text:p text:style-name="P48">DEVICE - 1350 675 CPU: 0.116945 GPU: 0.019493</text:p>
      <text:p text:style-name="P48">DEVICE - 1400 700 CPU: 0.129229 GPU: 0.020272</text:p>
      <text:p text:style-name="P48">DEVICE - 1450 725 CPU: 0.210768 GPU: 0.023307</text:p>
      <text:p text:style-name="P48">DEVICE - 1500 750 CPU: 0.170061 GPU: 0.026411</text:p>
      <text:p text:style-name="P48">DEVICE - 1550 775 CPU: 0.175630 GPU: 0.027834</text:p>
      <text:p text:style-name="P48">DEVICE - 1600 800 CPU: 0.192563 GPU: 0.028691</text:p>
      <text:p text:style-name="P48">DEVICE - 1650 825 CPU: 0.213788 GPU: 0.031993</text:p>
      <text:p text:style-name="P48">DEVICE - 1700 850 CPU: 0.231914 GPU: 0.035220</text:p>
      <text:p text:style-name="P48">DEVICE - 1750 875 CPU: 0.254069 GPU: 0.038273</text:p>
      <text:p text:style-name="P48">DEVICE - 1800 900 CPU: 0.273797 GPU: 0.042179</text:p>
      <text:p text:style-name="P48">DEVICE - 1850 925 CPU: 0.301444 GPU: 0.043410</text:p>
      <text:p text:style-name="P48">DEVICE - 1900 950 CPU: 0.327212 GPU: 0.047344</text:p>
      <text:p text:style-name="P48">DEVICE - 1950 975 CPU: 0.360594 GPU: 0.051519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6">EXEC 2</text:p>
      <text:p text:style-name="P48">HOST <text:s text:c="2"/>- 100 50 CPU: 0.002823 GPU: 0.036896</text:p>
      <text:p text:style-name="P48">HOST <text:s text:c="2"/>- 150 75 CPU: 0.000204 GPU: 0.000380</text:p>
      <text:p text:style-name="P48">DEVICE - 200 100 CPU: 0.000409 GPU: 0.000407</text:p>
      <text:p text:style-name="P48">DEVICE - 250 125 CPU: 0.000781 GPU: 0.000444</text:p>
      <text:p text:style-name="P48">DEVICE - 300 150 CPU: 0.001335 GPU: 0.000607</text:p>
      <text:p text:style-name="P48">DEVICE - 350 175 CPU: 0.002414 GPU: 0.000867</text:p>
      <text:p text:style-name="P48">DEVICE - 400 200 CPU: 0.003169 GPU: 0.001056</text:p>
      <text:p text:style-name="P48">DEVICE - 450 225 CPU: 0.005415 GPU: 0.001532</text:p>
      <text:p text:style-name="P48">DEVICE - 500 250 CPU: 0.005878 GPU: 0.001662</text:p>
      <text:p text:style-name="P48">DEVICE - 550 275 CPU: 0.007905 GPU: 0.002714</text:p>
      <text:p text:style-name="P48">DEVICE - 600 300 CPU: 0.011442 GPU: 0.002743</text:p>
      <text:p text:style-name="P48">DEVICE - 650 325 CPU: 0.013585 GPU: 0.003291</text:p>
      <text:p text:style-name="P48">DEVICE - 700 350 CPU: 0.016198 GPU: 0.003613</text:p>
      <text:p text:style-name="P48">DEVICE - 750 375 CPU: 0.020027 GPU: 0.004253</text:p>
      <text:p text:style-name="P48">DEVICE - 800 400 CPU: 0.024023 GPU: 0.005075</text:p>
      <text:p text:style-name="P48">DEVICE - 850 425 CPU: 0.029043 GPU: 0.006012</text:p>
      <text:p text:style-name="P48">DEVICE - 900 450 CPU: 0.034198 GPU: 0.006957</text:p>
      <text:p text:style-name="P48">DEVICE - 950 475 CPU: 0.041769 GPU: 0.007221</text:p>
      <text:p text:style-name="P48">DEVICE - 1000 500 CPU: 0.046718 GPU: 0.008541</text:p>
      <text:p text:style-name="P48">DEVICE - 1050 525 CPU: 0.055331 GPU: 0.009812</text:p>
      <text:p text:style-name="P48">DEVICE - 1100 550 CPU: 0.062402 GPU: 0.011333</text:p>
      <text:p text:style-name="P48">DEVICE - 1150 575 CPU: 0.072082 GPU: 0.011641</text:p>
      <text:p text:style-name="P48">DEVICE - 1200 600 CPU: 0.082571 GPU: 0.013450</text:p>
      <text:p text:style-name="P48">DEVICE - 1250 625 CPU: 0.092340 GPU: 0.015465</text:p>
      <text:p text:style-name="P48">DEVICE - 1300 650 CPU: 0.105102 GPU: 0.017077</text:p>
      <text:p text:style-name="P48">DEVICE - 1350 675 CPU: 0.116905 GPU: 0.019457</text:p>
      <text:p text:style-name="P48">DEVICE - 1400 700 CPU: 0.128106 GPU: 0.019967</text:p>
      <text:p text:style-name="P48">DEVICE - 1450 725 CPU: 0.144950 GPU: 0.022504</text:p>
      <text:p text:style-name="P48">DEVICE - 1500 750 CPU: 0.159553 GPU: 0.024729</text:p>
      <text:p text:style-name="P48">DEVICE - 1550 775 CPU: 0.176431 GPU: 0.027679</text:p>
      <text:p text:style-name="P48">DEVICE - 1600 800 CPU: 0.194120 GPU: 0.028554</text:p>
      <text:p text:style-name="P48">DEVICE - 1650 825 CPU: 0.222528 GPU: 0.031696</text:p>
      <text:p text:style-name="P48">DEVICE - 1700 850 CPU: 0.233464 GPU: 0.035147</text:p>
      <text:p text:style-name="P48">DEVICE - 1750 875 CPU: 0.265497 GPU: 0.041270</text:p>
      <text:p text:style-name="P48">DEVICE - 1800 900 CPU: 0.273773 GPU: 0.043041</text:p>
      <text:p text:style-name="P48">DEVICE - 1850 925 CPU: 0.300649 GPU: 0.043149</text:p>
      <text:p text:style-name="P48">DEVICE - 1900 950 CPU: 0.330090 GPU: 0.048019</text:p>
      <text:p text:style-name="P48">DEVICE - 1950 975 CPU: 0.356052 GPU: 0.051123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><text:soft-page-break/>TEMPOS COM N° DE <text:span text:style-name="T4">C = 64</text:span></text:p>
      <text:p text:style-name="P4">DE <text:span text:style-name="T2">50</text:span> <text:span text:style-name="T4">64</text:span> A <text:span text:style-name="T2">1950 64</text:span> <text:span text:style-name="T1">PASSO 50</text:span></text:p>
      <text:p text:style-name="P30">EXEC 1</text:p>
      <text:p text:style-name="P48">HOST <text:s text:c="2"/>- 50 64 CPU: 0.001205 GPU: 0.036377</text:p>
      <text:p text:style-name="P48">HOST <text:s text:c="2"/>- 100 64 CPU: 0.000067 GPU: 0.000333</text:p>
      <text:p text:style-name="P48">HOST <text:s text:c="2"/>- 150 64 CPU: 0.000183 GPU: 0.000325</text:p>
      <text:p text:style-name="P48">HOST <text:s text:c="2"/>- 200 64 CPU: 0.000311 GPU: 0.000391</text:p>
      <text:p text:style-name="P48">DEVICE - 250 64 CPU: 0.000419 GPU: 0.000329</text:p>
      <text:p text:style-name="P48">DEVICE - 300 64 CPU: 0.000578 GPU: 0.000322</text:p>
      <text:p text:style-name="P48">DEVICE - 350 64 CPU: 0.000777 GPU: 0.000330</text:p>
      <text:p text:style-name="P48">DEVICE - 400 64 CPU: 0.001691 GPU: 0.000947</text:p>
      <text:p text:style-name="P48">DEVICE - 450 64 CPU: 0.001246 GPU: 0.000408</text:p>
      <text:p text:style-name="P48">DEVICE - 500 64 CPU: 0.001527 GPU: 0.000363</text:p>
      <text:p text:style-name="P48">DEVICE - 550 64 CPU: 0.001846 GPU: 0.000365</text:p>
      <text:p text:style-name="P48">DEVICE - 600 64 CPU: 0.002160 GPU: 0.000413</text:p>
      <text:p text:style-name="P48">DEVICE - 650 64 CPU: 0.003072 GPU: 0.001593</text:p>
      <text:p text:style-name="P48">DEVICE - 700 64 CPU: 0.003052 GPU: 0.000459</text:p>
      <text:p text:style-name="P48">DEVICE - 750 64 CPU: 0.003381 GPU: 0.000419</text:p>
      <text:p text:style-name="P48">DEVICE - 800 64 CPU: 0.003812 GPU: 0.000424</text:p>
      <text:p text:style-name="P48">DEVICE - 850 64 CPU: 0.004325 GPU: 0.000523</text:p>
      <text:p text:style-name="P48">DEVICE - 900 64 CPU: 0.004824 GPU: 0.000476</text:p>
      <text:p text:style-name="P48">DEVICE - 950 64 CPU: 0.006459 GPU: 0.000454</text:p>
      <text:p text:style-name="P48">DEVICE - 1000 64 CPU: 0.005990 GPU: 0.000569</text:p>
      <text:p text:style-name="P48">DEVICE - 1050 64 CPU: 0.006614 GPU: 0.000490</text:p>
      <text:p text:style-name="P48">DEVICE - 1100 64 CPU: 0.008066 GPU: 0.000575</text:p>
      <text:p text:style-name="P48">DEVICE - 1150 64 CPU: 0.007935 GPU: 0.000554</text:p>
      <text:p text:style-name="P48">DEVICE - 1200 64 CPU: 0.008621 GPU: 0.000645</text:p>
      <text:p text:style-name="P48">DEVICE - 1250 64 CPU: 0.010516 GPU: 0.000600</text:p>
      <text:p text:style-name="P48">DEVICE - 1300 64 CPU: 0.010068 GPU: 0.000671</text:p>
      <text:p text:style-name="P48">DEVICE - 1350 64 CPU: 0.011749 GPU: 0.000616</text:p>
      <text:p text:style-name="P48">DEVICE - 1400 64 CPU: 0.011651 GPU: 0.000903</text:p>
      <text:p text:style-name="P48">DEVICE - 1450 64 CPU: 0.012477 GPU: 0.000906</text:p>
      <text:p text:style-name="P48">DEVICE - 1500 64 CPU: 0.014077 GPU: 0.000972</text:p>
      <text:p text:style-name="P48">DEVICE - 1550 64 CPU: 0.014982 GPU: 0.000941</text:p>
      <text:p text:style-name="P48">DEVICE - 1600 64 CPU: 0.016024 GPU: 0.000959</text:p>
      <text:p text:style-name="P48">DEVICE - 1650 64 CPU: 0.016178 GPU: 0.000980</text:p>
      <text:p text:style-name="P48">DEVICE - 1700 64 CPU: 0.017093 GPU: 0.001000</text:p>
      <text:p text:style-name="P48">DEVICE - 1750 64 CPU: 0.018188 GPU: 0.001017</text:p>
      <text:p text:style-name="P48">DEVICE - 1800 64 CPU: 0.019481 GPU: 0.001013</text:p>
      <text:p text:style-name="P48">DEVICE - 1850 64 CPU: 0.020531 GPU: 0.001019</text:p>
      <text:p text:style-name="P48">DEVICE - 1900 64 CPU: 0.021742 GPU: 0.001052</text:p>
      <text:p text:style-name="P48">DEVICE - 1950 64 CPU: 0.023326 GPU: 0.001035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7">EXEC 2</text:p>
      <text:p text:style-name="P48">HOST <text:s text:c="2"/>- 50 64 CPU: 0.001616 GPU: 0.038907</text:p>
      <text:p text:style-name="P48">HOST <text:s text:c="2"/>- 100 64 CPU: 0.000069 GPU: 0.000329</text:p>
      <text:p text:style-name="P48">HOST <text:s text:c="2"/>- 150 64 CPU: 0.000178 GPU: 0.000333</text:p>
      <text:p text:style-name="P48">HOST <text:s text:c="2"/>- 200 64 CPU: 0.000274 GPU: 0.000311</text:p>
      <text:p text:style-name="P48">DEVICE - 250 64 CPU: 0.000418 GPU: 0.000321</text:p>
      <text:p text:style-name="P48">DEVICE - 300 64 CPU: 0.000582 GPU: 0.000319</text:p>
      <text:p text:style-name="P48">DEVICE - 350 64 CPU: 0.002086 GPU: 0.000468</text:p>
      <text:p text:style-name="P48">DEVICE - 400 64 CPU: 0.000992 GPU: 0.000380</text:p>
      <text:p text:style-name="P48">DEVICE - 450 64 CPU: 0.001253 GPU: 0.000354</text:p>
      <text:p text:style-name="P48">DEVICE - 500 64 CPU: 0.001534 GPU: 0.000417</text:p>
      <text:p text:style-name="P48">DEVICE - 550 64 CPU: 0.001845 GPU: 0.000369</text:p>
      <text:p text:style-name="P48">DEVICE - 600 64 CPU: 0.002168 GPU: 0.000381</text:p>
      <text:p text:style-name="P48">DEVICE - 650 64 CPU: 0.002600 GPU: 0.000676</text:p>
      <text:p text:style-name="P48">DEVICE - 700 64 CPU: 0.002951 GPU: 0.000407</text:p>
      <text:p text:style-name="P48">DEVICE - 750 64 CPU: 0.003387 GPU: 0.000447</text:p>
      <text:p text:style-name="P48">DEVICE - 800 64 CPU: 0.004875 GPU: 0.000425</text:p>
      <text:p text:style-name="P48">DEVICE - 850 64 CPU: 0.004320 GPU: 0.000517</text:p>
      <text:p text:style-name="P48">DEVICE - 900 64 CPU: 0.004828 GPU: 0.000492</text:p>
      <text:p text:style-name="P48">DEVICE - 950 64 CPU: 0.005853 GPU: 0.000476</text:p>
      <text:p text:style-name="P48">DEVICE - 1000 64 CPU: 0.006001 GPU: 0.000520</text:p>
      <text:p text:style-name="P48">DEVICE - 1050 64 CPU: 0.007826 GPU: 0.000521</text:p>
      <text:p text:style-name="P48">DEVICE - 1100 64 CPU: 0.007265 GPU: 0.000559</text:p>
      <text:p text:style-name="P48">DEVICE - 1150 64 CPU: 0.008773 GPU: 0.000530</text:p>
      <text:p text:style-name="P48">DEVICE - 1200 64 CPU: 0.008588 GPU: 0.000620</text:p>
      <text:p text:style-name="P48">DEVICE - 1250 64 CPU: 0.010122 GPU: 0.000617</text:p>
      <text:p text:style-name="P48">DEVICE - 1300 64 CPU: 0.010087 GPU: 0.000657</text:p>
      <text:p text:style-name="P48">DEVICE - 1350 64 CPU: 0.011019 GPU: 0.000679</text:p>
      <text:p text:style-name="P48">DEVICE - 1400 64 CPU: 0.012240 GPU: 0.000871</text:p>
      <text:p text:style-name="P48">DEVICE - 1450 64 CPU: 0.012482 GPU: 0.000955</text:p>
      <text:p text:style-name="P48">DEVICE - 1500 64 CPU: 0.013355 GPU: 0.000980</text:p>
      <text:p text:style-name="P48">DEVICE - 1550 64 CPU: 0.014688 GPU: 0.000997</text:p>
      <text:p text:style-name="P48">DEVICE - 1600 64 CPU: 0.015938 GPU: 0.000948</text:p>
      <text:p text:style-name="P48">DEVICE - 1650 64 CPU: 0.016955 GPU: 0.000953</text:p>
      <text:p text:style-name="P48">DEVICE - 1700 64 CPU: 0.017813 GPU: 0.000976</text:p>
      <text:p text:style-name="P48">DEVICE - 1750 64 CPU: 0.019013 GPU: 0.001000</text:p>
      <text:p text:style-name="P48">DEVICE - 1800 64 CPU: 0.020360 GPU: 0.000996</text:p>
      <text:p text:style-name="P48">DEVICE - 1850 64 CPU: 0.021383 GPU: 0.000999</text:p>
      <text:p text:style-name="P48">DEVICE - 1900 64 CPU: 0.022399 GPU: 0.001035</text:p>
      <text:p text:style-name="P48">DEVICE - 1950 64 CPU: 0.023597 GPU: 0.001044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><text:soft-page-break/>TEMPOS COM N° DE <text:span text:style-name="T5">L = 64</text:span></text:p>
      <text:p text:style-name="P5">DE <text:span text:style-name="T2">50</text:span> <text:span text:style-name="T4">64</text:span> A <text:span text:style-name="T2">1950 64</text:span> <text:span text:style-name="T1">PASSO 50</text:span></text:p>
      <text:p text:style-name="P31">EXEC 1</text:p>
      <text:p text:style-name="P49">HOST <text:s text:c="2"/>- 64 50 CPU: 0.004726 GPU: 0.037004</text:p>
      <text:p text:style-name="P49">DEVICE - 64 100 CPU: 0.001592 GPU: 0.000360</text:p>
      <text:p text:style-name="P49">DEVICE - 64 150 CPU: 0.001612 GPU: 0.000433</text:p>
      <text:p text:style-name="P49">HOST <text:s text:c="2"/>- 64 200 CPU: 0.000097 GPU: 0.000416</text:p>
      <text:p text:style-name="P49">HOST <text:s text:c="2"/>- 64 250 CPU: 0.000136 GPU: 0.000438</text:p>
      <text:p text:style-name="P49">DEVICE - 64 300 CPU: 0.000575 GPU: 0.000477</text:p>
      <text:p text:style-name="P49">DEVICE - 64 350 CPU: 0.001383 GPU: 0.000682</text:p>
      <text:p text:style-name="P49">HOST <text:s text:c="2"/>- 64 400 CPU: 0.000198 GPU: 0.000597</text:p>
      <text:p text:style-name="P49">HOST <text:s text:c="2"/>- 64 450 CPU: 0.000227 GPU: 0.000743</text:p>
      <text:p text:style-name="P49">HOST <text:s text:c="2"/>- 64 500 CPU: 0.000221 GPU: 0.000772</text:p>
      <text:p text:style-name="P49">HOST <text:s text:c="2"/>- 64 550 CPU: 0.000248 GPU: 0.001003</text:p>
      <text:p text:style-name="P49">HOST <text:s text:c="2"/>- 64 600 CPU: 0.000279 GPU: 0.000915</text:p>
      <text:p text:style-name="P49">HOST <text:s text:c="2"/>- 64 650 CPU: 0.000958 GPU: 0.001626</text:p>
      <text:p text:style-name="P49">HOST <text:s text:c="2"/>- 64 700 CPU: 0.000328 GPU: 0.001246</text:p>
      <text:p text:style-name="P49">HOST <text:s text:c="2"/>- 64 750 CPU: 0.000353 GPU: 0.001273</text:p>
      <text:p text:style-name="P49">HOST <text:s text:c="2"/>- 64 800 CPU: 0.000425 GPU: 0.001351</text:p>
      <text:p text:style-name="P49">DEVICE - 64 850 CPU: 0.002139 GPU: 0.001698</text:p>
      <text:p text:style-name="P49">HOST <text:s text:c="2"/>- 64 900 CPU: 0.000447 GPU: 0.001885</text:p>
      <text:p text:style-name="P49">HOST <text:s text:c="2"/>- 64 950 CPU: 0.000445 GPU: 0.001839</text:p>
      <text:p text:style-name="P49">DEVICE - 64 1000 CPU: 0.002898 GPU: 0.002379</text:p>
      <text:p text:style-name="P49">HOST <text:s text:c="2"/>- 64 1050 CPU: 0.002267 GPU: 0.002465</text:p>
      <text:p text:style-name="P49">DEVICE - 64 1100 CPU: 0.003848 GPU: 0.002524</text:p>
      <text:p text:style-name="P49">DEVICE - 64 1150 CPU: 0.003879 GPU: 0.002877</text:p>
      <text:p text:style-name="P49">DEVICE - 64 1200 CPU: 0.003637 GPU: 0.003034</text:p>
      <text:p text:style-name="P49">HOST <text:s text:c="2"/>- 64 1250 CPU: 0.002319 GPU: 0.003408</text:p>
      <text:p text:style-name="P49">HOST <text:s text:c="2"/>- 64 1300 CPU: 0.002405 GPU: 0.003765</text:p>
      <text:p text:style-name="P49">HOST <text:s text:c="2"/>- 64 1350 CPU: 0.002570 GPU: 0.003655</text:p>
      <text:p text:style-name="P49">HOST <text:s text:c="2"/>- 64 1400 CPU: 0.002357 GPU: 0.004247</text:p>
      <text:p text:style-name="P49">HOST <text:s text:c="2"/>- 64 1450 CPU: 0.003987 GPU: 0.004483</text:p>
      <text:p text:style-name="P49">HOST <text:s text:c="2"/>- 64 1500 CPU: 0.002707 GPU: 0.004615</text:p>
      <text:p text:style-name="P49">HOST <text:s text:c="2"/>- 64 1550 CPU: 0.002454 GPU: 0.004640</text:p>
      <text:p text:style-name="P49">HOST <text:s text:c="2"/>- 64 1600 CPU: 0.002555 GPU: 0.004829</text:p>
      <text:p text:style-name="P49">HOST <text:s text:c="2"/>- 64 1650 CPU: 0.004090 GPU: 0.006538</text:p>
      <text:p text:style-name="P49">HOST <text:s text:c="2"/>- 64 1700 CPU: 0.002608 GPU: 0.005646</text:p>
      <text:p text:style-name="P49">HOST <text:s text:c="2"/>- 64 1750 CPU: 0.002605 GPU: 0.005945</text:p>
      <text:p text:style-name="P49">HOST <text:s text:c="2"/>- 64 1800 CPU: 0.002812 GPU: 0.008300</text:p>
      <text:p text:style-name="P49">HOST <text:s text:c="2"/>- 64 1850 CPU: 0.002561 GPU: 0.007443</text:p>
      <text:p text:style-name="P49">HOST <text:s text:c="2"/>- 64 1900 CPU: 0.002629 GPU: 0.008229</text:p>
      <text:p text:style-name="P49">HOST <text:s text:c="2"/>- 64 1950 CPU: 0.002409 GPU: 0.006852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7">EXEC 2</text:p>
      <text:p text:style-name="P49">HOST <text:s text:c="2"/>- 64 50 CPU: 0.003140 GPU: 0.032909</text:p>
      <text:p text:style-name="P49">DEVICE - 64 100 CPU: 0.001751 GPU: 0.000349</text:p>
      <text:p text:style-name="P49">DEVICE - 64 150 CPU: 0.001617 GPU: 0.000381</text:p>
      <text:p text:style-name="P49">DEVICE - 64 200 CPU: 0.001653 GPU: 0.000413</text:p>
      <text:p text:style-name="P49">DEVICE - 64 250 CPU: 0.001668 GPU: 0.000522</text:p>
      <text:p text:style-name="P49">DEVICE - 64 300 CPU: 0.001729 GPU: 0.000502</text:p>
      <text:p text:style-name="P49">DEVICE - 64 350 CPU: 0.001679 GPU: 0.001306</text:p>
      <text:p text:style-name="P49">DEVICE - 64 400 CPU: 0.001815 GPU: 0.000609</text:p>
      <text:p text:style-name="P49">DEVICE - 64 450 CPU: 0.001810 GPU: 0.000782</text:p>
      <text:p text:style-name="P49">DEVICE - 64 500 CPU: 0.001838 GPU: 0.000829</text:p>
      <text:p text:style-name="P49">DEVICE - 64 550 CPU: 0.001911 GPU: 0.001005</text:p>
      <text:p text:style-name="P49">DEVICE - 64 600 CPU: 0.001694 GPU: 0.001488</text:p>
      <text:p text:style-name="P49">DEVICE - 64 650 CPU: 0.001956 GPU: 0.001223</text:p>
      <text:p text:style-name="P49">DEVICE - 64 700 CPU: 0.001984 GPU: 0.001287</text:p>
      <text:p text:style-name="P49">DEVICE - 64 750 CPU: 0.002063 GPU: 0.001272</text:p>
      <text:p text:style-name="P49">DEVICE - 64 800 CPU: 0.002092 GPU: 0.001389</text:p>
      <text:p text:style-name="P49">DEVICE - 64 850 CPU: 0.002127 GPU: 0.001745</text:p>
      <text:p text:style-name="P49">DEVICE - 64 900 CPU: 0.002159 GPU: 0.002055</text:p>
      <text:p text:style-name="P49">HOST <text:s text:c="2"/>- 64 950 CPU: 0.002140 GPU: 0.002278</text:p>
      <text:p text:style-name="P49">DEVICE - 64 1000 CPU: 0.002138 GPU: 0.002010</text:p>
      <text:p text:style-name="P49">HOST <text:s text:c="2"/>- 64 1050 CPU: 0.002250 GPU: 0.002331</text:p>
      <text:p text:style-name="P49">HOST <text:s text:c="2"/>- 64 1100 CPU: 0.002276 GPU: 0.002493</text:p>
      <text:p text:style-name="P49">HOST <text:s text:c="2"/>- 64 1150 CPU: 0.002248 GPU: 0.002523</text:p>
      <text:p text:style-name="P49">HOST <text:s text:c="2"/>- 64 1200 CPU: 0.002279 GPU: 0.002750</text:p>
      <text:p text:style-name="P49">HOST <text:s text:c="2"/>- 64 1250 CPU: 0.002373 GPU: 0.003263</text:p>
      <text:p text:style-name="P49">HOST <text:s text:c="2"/>- 64 1300 CPU: 0.002356 GPU: 0.003628</text:p>
      <text:p text:style-name="P49">HOST <text:s text:c="2"/>- 64 1350 CPU: 0.001924 GPU: 0.003613</text:p>
      <text:p text:style-name="P49">HOST <text:s text:c="2"/>- 64 1400 CPU: 0.002388 GPU: 0.003757</text:p>
      <text:p text:style-name="P49">HOST <text:s text:c="2"/>- 64 1450 CPU: 0.002420 GPU: 0.004338</text:p>
      <text:p text:style-name="P49">HOST <text:s text:c="2"/>- 64 1500 CPU: 0.002529 GPU: 0.004369</text:p>
      <text:p text:style-name="P49">HOST <text:s text:c="2"/>- 64 1550 CPU: 0.002515 GPU: 0.004747</text:p>
      <text:p text:style-name="P49">HOST <text:s text:c="2"/>- 64 1600 CPU: 0.002709 GPU: 0.004697</text:p>
      <text:p text:style-name="P49">HOST <text:s text:c="2"/>- 64 1650 CPU: 0.002532 GPU: 0.004968</text:p>
      <text:p text:style-name="P49">HOST <text:s text:c="2"/>- 64 1700 CPU: 0.002541 GPU: 0.006916</text:p>
      <text:p text:style-name="P49">HOST <text:s text:c="2"/>- 64 1750 CPU: 0.002587 GPU: 0.005707</text:p>
      <text:p text:style-name="P49">HOST <text:s text:c="2"/>- 64 1800 CPU: 0.002634 GPU: 0.006037</text:p>
      <text:p text:style-name="P49">HOST <text:s text:c="2"/>- 64 1850 CPU: 0.002576 GPU: 0.007759</text:p>
      <text:p text:style-name="P49">HOST <text:s text:c="2"/>- 64 1900 CPU: 0.002695 GPU: 0.006687</text:p>
      <text:p text:style-name="P49">HOST <text:s text:c="2"/>- 64 1950 CPU: 0.002766 GPU: 0.007007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4"><text:soft-page-break/>TEMPOS COM N° DE <text:span text:style-name="T5">L = 300</text:span></text:p>
      <text:p text:style-name="P34">DE <text:span text:style-name="T2">50</text:span> <text:span text:style-name="T4">64</text:span> A <text:span text:style-name="T2">1950 64</text:span> <text:span text:style-name="T1">PASSO 50</text:span></text:p>
      <text:p text:style-name="P40">EXEC 1</text:p>
      <text:p text:style-name="P50">HOST <text:s text:c="2"/>- 300 50 CPU: 0.002015 GPU: 0.037147</text:p>
      <text:p text:style-name="P50">DEVICE - 300 100 CPU: 0.000897 GPU: 0.000486</text:p>
      <text:p text:style-name="P50">DEVICE - 300 150 CPU: 0.001338 GPU: 0.000572</text:p>
      <text:p text:style-name="P50">DEVICE - 300 200 CPU: 0.002139 GPU: 0.001894</text:p>
      <text:p text:style-name="P50">DEVICE - 300 250 CPU: 0.002287 GPU: 0.001039</text:p>
      <text:p text:style-name="P50">DEVICE - 300 300 CPU: 0.002615 GPU: 0.001495</text:p>
      <text:p text:style-name="P50">DEVICE - 300 350 CPU: 0.003051 GPU: 0.001860</text:p>
      <text:p text:style-name="P50">DEVICE - 300 400 CPU: 0.003474 GPU: 0.002096</text:p>
      <text:p text:style-name="P50">DEVICE - 300 450 CPU: 0.003923 GPU: 0.002834</text:p>
      <text:p text:style-name="P50">DEVICE - 300 500 CPU: 0.005857 GPU: 0.003240</text:p>
      <text:p text:style-name="P50">DEVICE - 300 550 CPU: 0.004844 GPU: 0.003597</text:p>
      <text:p text:style-name="P50">DEVICE - 300 600 CPU: 0.005299 GPU: 0.003980</text:p>
      <text:p text:style-name="P50">DEVICE - 300 650 CPU: 0.005631 GPU: 0.004743</text:p>
      <text:p text:style-name="P50">DEVICE - 300 700 CPU: 0.006170 GPU: 0.005118</text:p>
      <text:p text:style-name="P50">DEVICE - 300 750 CPU: 0.006486 GPU: 0.005806</text:p>
      <text:p text:style-name="P50">DEVICE - 300 800 CPU: 0.006970 GPU: 0.006252</text:p>
      <text:p text:style-name="P50">DEVICE - 300 850 CPU: 0.007429 GPU: 0.007358</text:p>
      <text:p text:style-name="P50">DEVICE - 300 900 CPU: 0.010472 GPU: 0.007980</text:p>
      <text:p text:style-name="P50">HOST <text:s text:c="2"/>- 300 950 CPU: 0.008271 GPU: 0.009479</text:p>
      <text:p text:style-name="P50">HOST <text:s text:c="2"/>- 300 1000 CPU: 0.008741 GPU: 0.009813</text:p>
      <text:p text:style-name="P50">HOST <text:s text:c="2"/>- 300 1050 CPU: 0.009120 GPU: 0.010137</text:p>
      <text:p text:style-name="P50">HOST <text:s text:c="2"/>- 300 1100 CPU: 0.009557 GPU: 0.011182</text:p>
      <text:p text:style-name="P50">HOST <text:s text:c="2"/>- 300 1150 CPU: 0.009993 GPU: 0.011633</text:p>
      <text:p text:style-name="P50">HOST <text:s text:c="2"/>- 300 1200 CPU: 0.010482 GPU: 0.012781</text:p>
      <text:p text:style-name="P50">HOST <text:s text:c="2"/>- 300 1250 CPU: 0.010920 GPU: 0.013936</text:p>
      <text:p text:style-name="P50">HOST <text:s text:c="2"/>- 300 1300 CPU: 0.011324 GPU: 0.014759</text:p>
      <text:p text:style-name="P50">HOST <text:s text:c="2"/>- 300 1350 CPU: 0.011827 GPU: 0.016046</text:p>
      <text:p text:style-name="P50">HOST <text:s text:c="2"/>- 300 1400 CPU: 0.012435 GPU: 0.016510</text:p>
      <text:p text:style-name="P50">HOST <text:s text:c="2"/>- 300 1450 CPU: 0.012656 GPU: 0.018095</text:p>
      <text:p text:style-name="P50">HOST <text:s text:c="2"/>- 300 1500 CPU: 0.013188 GPU: 0.018863</text:p>
      <text:p text:style-name="P50">HOST <text:s text:c="2"/>- 300 1550 CPU: 0.013724 GPU: 0.020200</text:p>
      <text:p text:style-name="P50">HOST <text:s text:c="2"/>- 300 1600 CPU: 0.013954 GPU: 0.021326</text:p>
      <text:p text:style-name="P50">HOST <text:s text:c="2"/>- 300 1650 CPU: 0.014373 GPU: 0.022453</text:p>
      <text:p text:style-name="P50">HOST <text:s text:c="2"/>- 300 1700 CPU: 0.015746 GPU: 0.024350</text:p>
      <text:p text:style-name="P50">HOST <text:s text:c="2"/>- 300 1750 CPU: 0.015129 GPU: 0.025247</text:p>
      <text:p text:style-name="P50">HOST <text:s text:c="2"/>- 300 1800 CPU: 0.015599 GPU: 0.026740</text:p>
      <text:p text:style-name="P50">HOST <text:s text:c="2"/>- 300 1850 CPU: 0.016003 GPU: 0.027792</text:p>
      <text:p text:style-name="P50">HOST <text:s text:c="2"/>- 300 1900 CPU: 0.016409 GPU: 0.031075</text:p>
      <text:p text:style-name="P50">HOST <text:s text:c="2"/>- 300 1950 CPU: 0.016953 GPU: 0.030403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4"/>
      <text:p text:style-name="P34"/>
      <text:p text:style-name="P40">EXEC 2</text:p>
      <text:p text:style-name="P51">HOST <text:s text:c="2"/>- 300 50 CPU: 0.000838 GPU: 0.035530</text:p>
      <text:p text:style-name="P51">DEVICE - 300 100 CPU: 0.000894 GPU: 0.000485</text:p>
      <text:p text:style-name="P51">DEVICE - 300 150 CPU: 0.001442 GPU: 0.000575</text:p>
      <text:p text:style-name="P51">DEVICE - 300 200 CPU: 0.003012 GPU: 0.000877</text:p>
      <text:p text:style-name="P51">DEVICE - 300 250 CPU: 0.002171 GPU: 0.001059</text:p>
      <text:p text:style-name="P51">DEVICE - 300 300 CPU: 0.002598 GPU: 0.001497</text:p>
      <text:p text:style-name="P51">DEVICE - 300 350 CPU: 0.003129 GPU: 0.001871</text:p>
      <text:p text:style-name="P51">DEVICE - 300 400 CPU: 0.003471 GPU: 0.002118</text:p>
      <text:p text:style-name="P51">DEVICE - 300 450 CPU: 0.003896 GPU: 0.002872</text:p>
      <text:p text:style-name="P51">DEVICE - 300 500 CPU: 0.005520 GPU: 0.003118</text:p>
      <text:p text:style-name="P51">DEVICE - 300 550 CPU: 0.004761 GPU: 0.003634</text:p>
      <text:p text:style-name="P51">DEVICE - 300 600 CPU: 0.005221 GPU: 0.003999</text:p>
      <text:p text:style-name="P51">DEVICE - 300 650 CPU: 0.005713 GPU: 0.004873</text:p>
      <text:p text:style-name="P51">DEVICE - 300 700 CPU: 0.006041 GPU: 0.005180</text:p>
      <text:p text:style-name="P51">DEVICE - 300 750 CPU: 0.006543 GPU: 0.005804</text:p>
      <text:p text:style-name="P51">DEVICE - 300 800 CPU: 0.006952 GPU: 0.006411</text:p>
      <text:p text:style-name="P51">DEVICE - 300 850 CPU: 0.007379 GPU: 0.006985</text:p>
      <text:p text:style-name="P51">HOST <text:s text:c="2"/>- 300 900 CPU: 0.007771 GPU: 0.008005</text:p>
      <text:p text:style-name="P51">HOST <text:s text:c="2"/>- 300 950 CPU: 0.008240 GPU: 0.009215</text:p>
      <text:p text:style-name="P51">HOST <text:s text:c="2"/>- 300 1000 CPU: 0.008678 GPU: 0.009387</text:p>
      <text:p text:style-name="P51">HOST <text:s text:c="2"/>- 300 1050 CPU: 0.009636 GPU: 0.009998</text:p>
      <text:p text:style-name="P51">HOST <text:s text:c="2"/>- 300 1100 CPU: 0.009498 GPU: 0.011831</text:p>
      <text:p text:style-name="P51">HOST <text:s text:c="2"/>- 300 1150 CPU: 0.009978 GPU: 0.011533</text:p>
      <text:p text:style-name="P51">HOST <text:s text:c="2"/>- 300 1200 CPU: 0.010430 GPU: 0.012912</text:p>
      <text:p text:style-name="P51">HOST <text:s text:c="2"/>- 300 1250 CPU: 0.010878 GPU: 0.014089</text:p>
      <text:p text:style-name="P51">HOST <text:s text:c="2"/>- 300 1300 CPU: 0.012132 GPU: 0.014720</text:p>
      <text:p text:style-name="P51">HOST <text:s text:c="2"/>- 300 1350 CPU: 0.011741 GPU: 0.016063</text:p>
      <text:p text:style-name="P51">HOST <text:s text:c="2"/>- 300 1400 CPU: 0.012194 GPU: 0.016675</text:p>
      <text:p text:style-name="P51">HOST <text:s text:c="2"/>- 300 1450 CPU: 0.012602 GPU: 0.018252</text:p>
      <text:p text:style-name="P51">HOST <text:s text:c="2"/>- 300 1500 CPU: 0.013000 GPU: 0.018919</text:p>
      <text:p text:style-name="P51">HOST <text:s text:c="2"/>- 300 1550 CPU: 0.014271 GPU: 0.020946</text:p>
      <text:p text:style-name="P51">HOST <text:s text:c="2"/>- 300 1600 CPU: 0.014574 GPU: 0.021284</text:p>
      <text:p text:style-name="P51">HOST <text:s text:c="2"/>- 300 1650 CPU: 0.014336 GPU: 0.022537</text:p>
      <text:p text:style-name="P51">HOST <text:s text:c="2"/>- 300 1700 CPU: 0.015040 GPU: 0.024408</text:p>
      <text:p text:style-name="P51">HOST <text:s text:c="2"/>- 300 1750 CPU: 0.015226 GPU: 0.025497</text:p>
      <text:p text:style-name="P51">HOST <text:s text:c="2"/>- 300 1800 CPU: 0.017170 GPU: 0.026822</text:p>
      <text:p text:style-name="P51">HOST <text:s text:c="2"/>- 300 1850 CPU: 0.016250 GPU: 0.027927</text:p>
      <text:p text:style-name="P51">HOST <text:s text:c="2"/>- 300 1900 CPU: 0.017473 GPU: 0.030079</text:p>
      <text:p text:style-name="P51">HOST <text:s text:c="2"/>- 300 1950 CPU: 0.017663 GPU: 0.031435</text:p>
      <text:p text:style-name="P42">TEMPOS COM N° DE <text:span text:style-name="T5">L = 400</text:span></text:p>
      <text:p text:style-name="P7">DE <text:span text:style-name="T2">50</text:span> <text:span text:style-name="T4">64</text:span> A <text:span text:style-name="T2">1950 64</text:span> <text:span text:style-name="T1">PASSO 50</text:span></text:p>
      <text:p text:style-name="P33">EXEC 1</text:p>
      <text:p text:style-name="P52">HOST <text:s text:c="2"/>- 400 50 CPU: 0.001312 GPU: 0.034122</text:p>
      <text:p text:style-name="P52">DEVICE - 400 100 CPU: 0.001524 GPU: 0.000553</text:p>
      <text:p text:style-name="P52">DEVICE - 400 150 CPU: 0.002267 GPU: 0.000708</text:p>
      <text:p text:style-name="P52">DEVICE - 400 200 CPU: 0.003008 GPU: 0.001060</text:p>
      <text:p text:style-name="P52">DEVICE - 400 250 CPU: 0.003789 GPU: 0.001407</text:p>
      <text:p text:style-name="P52">DEVICE - 400 300 CPU: 0.004731 GPU: 0.001889</text:p>
      <text:p text:style-name="P52">DEVICE - 400 350 CPU: 0.005350 GPU: 0.002368</text:p>
      <text:p text:style-name="P52">DEVICE - 400 400 CPU: 0.006161 GPU: 0.002806</text:p>
      <text:p text:style-name="P52">DEVICE - 400 450 CPU: 0.006881 GPU: 0.003475</text:p>
      <text:p text:style-name="P52">DEVICE - 400 500 CPU: 0.007530 GPU: 0.003832</text:p>
      <text:p text:style-name="P52">DEVICE - 400 550 CPU: 0.008295 GPU: 0.004652</text:p>
      <text:p text:style-name="P52">DEVICE - 400 600 CPU: 0.009056 GPU: 0.005088</text:p>
      <text:p text:style-name="P52">DEVICE - 400 650 CPU: 0.009812 GPU: 0.005775</text:p>
      <text:p text:style-name="P52">DEVICE - 400 700 CPU: 0.010497 GPU: 0.006247</text:p>
      <text:p text:style-name="P52">DEVICE - 400 750 CPU: 0.011319 GPU: 0.007420</text:p>
      <text:p text:style-name="P52">DEVICE - 400 800 CPU: 0.012030 GPU: 0.007900</text:p>
      <text:p text:style-name="P52">DEVICE - 400 850 CPU: 0.012794 GPU: 0.008891</text:p>
      <text:p text:style-name="P52">DEVICE - 400 900 CPU: 0.013866 GPU: 0.010162</text:p>
      <text:p text:style-name="P52">DEVICE - 400 950 CPU: 0.014276 GPU: 0.010763</text:p>
      <text:p text:style-name="P52">DEVICE - 400 1000 CPU: 0.015045 GPU: 0.011895</text:p>
      <text:p text:style-name="P52">DEVICE - 400 1050 CPU: 0.015781 GPU: 0.012569</text:p>
      <text:p text:style-name="P52">DEVICE - 400 1100 CPU: 0.016520 GPU: 0.014197</text:p>
      <text:p text:style-name="P52">DEVICE - 400 1150 CPU: 0.017277 GPU: 0.014718</text:p>
      <text:p text:style-name="P52">DEVICE - 400 1200 CPU: 0.018051 GPU: 0.016287</text:p>
      <text:p text:style-name="P52">DEVICE - 400 1250 CPU: 0.018878 GPU: 0.017811</text:p>
      <text:p text:style-name="P52">DEVICE - 400 1300 CPU: 0.025518 GPU: 0.019017</text:p>
      <text:p text:style-name="P52">DEVICE - 400 1350 CPU: 0.020730 GPU: 0.020631</text:p>
      <text:p text:style-name="P52">HOST <text:s text:c="2"/>- 400 1400 CPU: 0.021110 GPU: 0.021330</text:p>
      <text:p text:style-name="P52">HOST <text:s text:c="2"/>- 400 1450 CPU: 0.022445 GPU: 0.023284</text:p>
      <text:p text:style-name="P52">HOST <text:s text:c="2"/>- 400 1500 CPU: 0.022823 GPU: 0.024060</text:p>
      <text:p text:style-name="P52">HOST <text:s text:c="2"/>- 400 1550 CPU: 0.023322 GPU: 0.026282</text:p>
      <text:p text:style-name="P52">HOST <text:s text:c="2"/>- 400 1600 CPU: 0.024437 GPU: 0.027031</text:p>
      <text:p text:style-name="P52">HOST <text:s text:c="2"/>- 400 1650 CPU: 0.024858 GPU: 0.029127</text:p>
      <text:p text:style-name="P52">HOST <text:s text:c="2"/>- 400 1700 CPU: 0.025525 GPU: 0.031219</text:p>
      <text:p text:style-name="P52">HOST <text:s text:c="2"/>- 400 1750 CPU: 0.026900 GPU: 0.032504</text:p>
      <text:p text:style-name="P52">HOST <text:s text:c="2"/>- 400 1800 CPU: 0.027181 GPU: 0.034910</text:p>
      <text:p text:style-name="P52">HOST <text:s text:c="2"/>- 400 1850 CPU: 0.029094 GPU: 0.036215</text:p>
      <text:p text:style-name="P52">HOST <text:s text:c="2"/>- 400 1900 CPU: 0.028507 GPU: 0.038325</text:p>
      <text:p text:style-name="P52">HOST <text:s text:c="2"/>- 400 1950 CPU: 0.029395 GPU: 0.039636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9">EXEC 2</text:p>
      <text:p text:style-name="P56">HOST <text:s text:c="2"/>- 400 50 CPU: 0.001440 GPU: 0.035037</text:p>
      <text:p text:style-name="P56">DEVICE - 400 100 CPU: 0.001533 GPU: 0.000564</text:p>
      <text:p text:style-name="P56">DEVICE - 400 150 CPU: 0.002278 GPU: 0.000721</text:p>
      <text:p text:style-name="P56">DEVICE - 400 200 CPU: 0.003188 GPU: 0.001013</text:p>
      <text:p text:style-name="P56">DEVICE - 400 250 CPU: 0.003737 GPU: 0.001435</text:p>
      <text:p text:style-name="P56">DEVICE - 400 300 CPU: 0.004615 GPU: 0.001849</text:p>
      <text:p text:style-name="P56">DEVICE - 400 350 CPU: 0.005385 GPU: 0.002384</text:p>
      <text:p text:style-name="P56">DEVICE - 400 400 CPU: 0.006178 GPU: 0.002817</text:p>
      <text:p text:style-name="P56">DEVICE - 400 450 CPU: 0.006768 GPU: 0.003433</text:p>
      <text:p text:style-name="P56">DEVICE - 400 500 CPU: 0.007630 GPU: 0.004294</text:p>
      <text:p text:style-name="P56">DEVICE - 400 550 CPU: 0.008403 GPU: 0.004794</text:p>
      <text:p text:style-name="P56">DEVICE - 400 600 CPU: 0.009154 GPU: 0.005125</text:p>
      <text:p text:style-name="P56">DEVICE - 400 650 CPU: 0.009855 GPU: 0.005818</text:p>
      <text:p text:style-name="P56">DEVICE - 400 700 CPU: 0.010525 GPU: 0.006300</text:p>
      <text:p text:style-name="P56">DEVICE - 400 750 CPU: 0.011377 GPU: 0.007430</text:p>
      <text:p text:style-name="P56">DEVICE - 400 800 CPU: 0.012070 GPU: 0.007944</text:p>
      <text:p text:style-name="P56">DEVICE - 400 850 CPU: 0.013281 GPU: 0.008925</text:p>
      <text:p text:style-name="P56">DEVICE - 400 900 CPU: 0.014081 GPU: 0.010349</text:p>
      <text:p text:style-name="P56">DEVICE - 400 950 CPU: 0.014287 GPU: 0.010712</text:p>
      <text:p text:style-name="P56">DEVICE - 400 1000 CPU: 0.015486 GPU: 0.011966</text:p>
      <text:p text:style-name="P56">DEVICE - 400 1050 CPU: 0.015816 GPU: 0.012882</text:p>
      <text:p text:style-name="P56">DEVICE - 400 1100 CPU: 0.016557 GPU: 0.014335</text:p>
      <text:p text:style-name="P56">DEVICE - 400 1150 CPU: 0.017280 GPU: 0.014858</text:p>
      <text:p text:style-name="P56">DEVICE - 400 1200 CPU: 0.018512 GPU: 0.016367</text:p>
      <text:p text:style-name="P56">DEVICE - 400 1250 CPU: 0.018851 GPU: 0.017879</text:p>
      <text:p text:style-name="P56">DEVICE - 400 1300 CPU: 0.019440 GPU: 0.018647</text:p>
      <text:p text:style-name="P56">HOST <text:s text:c="2"/>- 400 1350 CPU: 0.020307 GPU: 0.020704</text:p>
      <text:p text:style-name="P56">HOST <text:s text:c="2"/>- 400 1400 CPU: 0.021081 GPU: 0.021281</text:p>
      <text:p text:style-name="P56">HOST <text:s text:c="2"/>- 400 1450 CPU: 0.021915 GPU: 0.023089</text:p>
      <text:p text:style-name="P56">HOST <text:s text:c="2"/>- 400 1500 CPU: 0.022681 GPU: 0.024132</text:p>
      <text:p text:style-name="P56">HOST <text:s text:c="2"/>- 400 1550 CPU: 0.023770 GPU: 0.026026</text:p>
      <text:p text:style-name="P56">HOST <text:s text:c="2"/>- 400 1600 CPU: 0.024341 GPU: 0.027103</text:p>
      <text:p text:style-name="P56">HOST <text:s text:c="2"/>- 400 1650 CPU: 0.024920 GPU: 0.029283</text:p>
      <text:p text:style-name="P56">HOST <text:s text:c="2"/>- 400 1700 CPU: 0.027028 GPU: 0.031316</text:p>
      <text:p text:style-name="P56">HOST <text:s text:c="2"/>- 400 1750 CPU: 0.026611 GPU: 0.032443</text:p>
      <text:p text:style-name="P56">HOST <text:s text:c="2"/>- 400 1800 CPU: 0.027271 GPU: 0.034882</text:p>
      <text:p text:style-name="P56">HOST <text:s text:c="2"/>- 400 1850 CPU: 0.027952 GPU: 0.036581</text:p>
      <text:p text:style-name="P56">HOST <text:s text:c="2"/>- 400 1900 CPU: 0.028593 GPU: 0.038334</text:p>
      <text:p text:style-name="P56">HOST <text:s text:c="2"/>- 400 1950 CPU: 0.029355 GPU: 0.039522</text:p>
      <text:p text:style-name="P41">TEMPOS COM N° DE <text:span text:style-name="T5">L = 500</text:span></text:p>
      <text:p text:style-name="P6">DE <text:span text:style-name="T2">50</text:span> <text:span text:style-name="T4">64</text:span> A <text:span text:style-name="T2">1950 64</text:span> <text:span text:style-name="T1">PASSO 50</text:span></text:p>
      <text:p text:style-name="P32">EXEC 1</text:p>
      <text:p text:style-name="P53">HOST <text:s text:c="2"/>- 500 50 CPU: 0.002880 GPU: 0.034933</text:p>
      <text:p text:style-name="P53">DEVICE - 500 100 CPU: 0.002381 GPU: 0.000618</text:p>
      <text:p text:style-name="P53">DEVICE - 500 150 CPU: 0.004631 GPU: 0.000800</text:p>
      <text:p text:style-name="P53">DEVICE - 500 200 CPU: 0.004737 GPU: 0.001402</text:p>
      <text:p text:style-name="P53">DEVICE - 500 250 CPU: 0.006580 GPU: 0.001591</text:p>
      <text:p text:style-name="P53">DEVICE - 500 300 CPU: 0.007105 GPU: 0.002408</text:p>
      <text:p text:style-name="P53">DEVICE - 500 350 CPU: 0.008382 GPU: 0.002707</text:p>
      <text:p text:style-name="P53">DEVICE - 500 400 CPU: 0.009497 GPU: 0.003308</text:p>
      <text:p text:style-name="P53">DEVICE - 500 450 CPU: 0.010651 GPU: 0.004170</text:p>
      <text:p text:style-name="P53">DEVICE - 500 500 CPU: 0.011871 GPU: 0.004549</text:p>
      <text:p text:style-name="P53">DEVICE - 500 550 CPU: 0.013593 GPU: 0.006563</text:p>
      <text:p text:style-name="P53">DEVICE - 500 600 CPU: 0.014524 GPU: 0.006027</text:p>
      <text:p text:style-name="P53">DEVICE - 500 650 CPU: 0.017162 GPU: 0.007017</text:p>
      <text:p text:style-name="P53">DEVICE - 500 700 CPU: 0.016633 GPU: 0.007694</text:p>
      <text:p text:style-name="P53">DEVICE - 500 750 CPU: 0.017756 GPU: 0.008917</text:p>
      <text:p text:style-name="P53">DEVICE - 500 800 CPU: 0.019042 GPU: 0.009657</text:p>
      <text:p text:style-name="P53">DEVICE - 500 850 CPU: 0.020141 GPU: 0.010874</text:p>
      <text:p text:style-name="P53">DEVICE - 500 900 CPU: 0.021299 GPU: 0.012325</text:p>
      <text:p text:style-name="P53">DEVICE - 500 950 CPU: 0.022521 GPU: 0.013037</text:p>
      <text:p text:style-name="P53">DEVICE - 500 1000 CPU: 0.023851 GPU: 0.014764</text:p>
      <text:p text:style-name="P53">DEVICE - 500 1050 CPU: 0.025142 GPU: 0.015557</text:p>
      <text:p text:style-name="P53">DEVICE - 500 1100 CPU: 0.026083 GPU: 0.017421</text:p>
      <text:p text:style-name="P53">DEVICE - 500 1150 CPU: 0.031698 GPU: 0.018400</text:p>
      <text:p text:style-name="P53">DEVICE - 500 1200 CPU: 0.028399 GPU: 0.020064</text:p>
      <text:p text:style-name="P53">DEVICE - 500 1250 CPU: 0.029571 GPU: 0.022147</text:p>
      <text:p text:style-name="P53">DEVICE - 500 1300 CPU: 0.030630 GPU: 0.023290</text:p>
      <text:p text:style-name="P53">DEVICE - 500 1350 CPU: 0.031933 GPU: 0.025282</text:p>
      <text:p text:style-name="P53">DEVICE - 500 1400 CPU: 0.033784 GPU: 0.026411</text:p>
      <text:p text:style-name="P53">DEVICE - 500 1450 CPU: 0.034340 GPU: 0.028699</text:p>
      <text:p text:style-name="P53">DEVICE - 500 1500 CPU: 0.035522 GPU: 0.029685</text:p>
      <text:p text:style-name="P53">DEVICE - 500 1550 CPU: 0.037876 GPU: 0.032299</text:p>
      <text:p text:style-name="P53">DEVICE - 500 1600 CPU: 0.039416 GPU: 0.033689</text:p>
      <text:p text:style-name="P53">DEVICE - 500 1650 CPU: 0.039205 GPU: 0.036144</text:p>
      <text:p text:style-name="P53">DEVICE - 500 1700 CPU: 0.040202 GPU: 0.038694</text:p>
      <text:p text:style-name="P53">DEVICE - 500 1750 CPU: 0.041506 GPU: 0.040137</text:p>
      <text:p text:style-name="P53">DEVICE - 500 1800 CPU: 0.043069 GPU: 0.042903</text:p>
      <text:p text:style-name="P53">DEVICE - 500 1850 CPU: 0.045059 GPU: 0.044293</text:p>
      <text:p text:style-name="P53">HOST <text:s text:c="2"/>- 500 1900 CPU: 0.046271 GPU: 0.047395</text:p>
      <text:p text:style-name="P53">HOST <text:s text:c="2"/>- 500 1950 CPU: 0.046269 GPU: 0.049020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8">EXEC 2</text:p>
      <text:p text:style-name="P53">HOST <text:s text:c="2"/>- 500 50 CPU: 0.001637 GPU: 0.036201</text:p>
      <text:p text:style-name="P53">DEVICE - 500 100 CPU: 0.002436 GPU: 0.000627</text:p>
      <text:p text:style-name="P53">DEVICE - 500 150 CPU: 0.005313 GPU: 0.000845</text:p>
      <text:p text:style-name="P53">DEVICE - 500 200 CPU: 0.004750 GPU: 0.001417</text:p>
      <text:p text:style-name="P53">DEVICE - 500 250 CPU: 0.006425 GPU: 0.001615</text:p>
      <text:p text:style-name="P53">DEVICE - 500 300 CPU: 0.007065 GPU: 0.002399</text:p>
      <text:p text:style-name="P53">DEVICE - 500 350 CPU: 0.008386 GPU: 0.002730</text:p>
      <text:p text:style-name="P53">DEVICE - 500 400 CPU: 0.009442 GPU: 0.003313</text:p>
      <text:p text:style-name="P53">DEVICE - 500 450 CPU: 0.010770 GPU: 0.004128</text:p>
      <text:p text:style-name="P53">DEVICE - 500 500 CPU: 0.011838 GPU: 0.004550</text:p>
      <text:p text:style-name="P53">DEVICE - 500 550 CPU: 0.013036 GPU: 0.006338</text:p>
      <text:p text:style-name="P53">DEVICE - 500 600 CPU: 0.014253 GPU: 0.006008</text:p>
      <text:p text:style-name="P53">DEVICE - 500 650 CPU: 0.015361 GPU: 0.007011</text:p>
      <text:p text:style-name="P53">DEVICE - 500 700 CPU: 0.016473 GPU: 0.007658</text:p>
      <text:p text:style-name="P53">DEVICE - 500 750 CPU: 0.017780 GPU: 0.008823</text:p>
      <text:p text:style-name="P53">DEVICE - 500 800 CPU: 0.018931 GPU: 0.009462</text:p>
      <text:p text:style-name="P53">DEVICE - 500 850 CPU: 0.020284 GPU: 0.010856</text:p>
      <text:p text:style-name="P53">DEVICE - 500 900 CPU: 0.021176 GPU: 0.012245</text:p>
      <text:p text:style-name="P53">DEVICE - 500 950 CPU: 0.022595 GPU: 0.013144</text:p>
      <text:p text:style-name="P53">DEVICE - 500 1000 CPU: 0.023685 GPU: 0.014663</text:p>
      <text:p text:style-name="P53">DEVICE - 500 1050 CPU: 0.025312 GPU: 0.015804</text:p>
      <text:p text:style-name="P53">DEVICE - 500 1100 CPU: 0.025842 GPU: 0.017265</text:p>
      <text:p text:style-name="P53">DEVICE - 500 1150 CPU: 0.027543 GPU: 0.018214</text:p>
      <text:p text:style-name="P53">DEVICE - 500 1200 CPU: 0.028489 GPU: 0.020176</text:p>
      <text:p text:style-name="P53">DEVICE - 500 1250 CPU: 0.029648 GPU: 0.021981</text:p>
      <text:p text:style-name="P53">DEVICE - 500 1300 CPU: 0.030923 GPU: 0.023026</text:p>
      <text:p text:style-name="P53">DEVICE - 500 1350 CPU: 0.032318 GPU: 0.025094</text:p>
      <text:p text:style-name="P53">DEVICE - 500 1400 CPU: 0.034216 GPU: 0.026334</text:p>
      <text:p text:style-name="P53">DEVICE - 500 1450 CPU: 0.035433 GPU: 0.028586</text:p>
      <text:p text:style-name="P53">DEVICE - 500 1500 CPU: 0.035617 GPU: 0.029738</text:p>
      <text:p text:style-name="P53">DEVICE - 500 1550 CPU: 0.037024 GPU: 0.032325</text:p>
      <text:p text:style-name="P53">DEVICE - 500 1600 CPU: 0.038358 GPU: 0.033618</text:p>
      <text:p text:style-name="P53">DEVICE - 500 1650 CPU: 0.039298 GPU: 0.035946</text:p>
      <text:p text:style-name="P53">DEVICE - 500 1700 CPU: 0.040339 GPU: 0.038725</text:p>
      <text:p text:style-name="P53">DEVICE - 500 1750 CPU: 0.041770 GPU: 0.040114</text:p>
      <text:p text:style-name="P53">DEVICE - 500 1800 CPU: 0.043556 GPU: 0.042884</text:p>
      <text:p text:style-name="P53">HOST <text:s text:c="2"/>- 500 1850 CPU: 0.044195 GPU: 0.044396</text:p>
      <text:p text:style-name="P53">HOST <text:s text:c="2"/>- 500 1900 CPU: 0.045408 GPU: 0.047477</text:p>
      <text:p text:style-name="P53">HOST <text:s text:c="2"/>- 500 1950 CPU: 0.046665 GPU: 0.048964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99cm" fo:margin-right="1.199cm" style:writing-mode="lr-tb" style:footnote-max-height="0cm">
        <style:columns fo:column-count="2" fo:column-gap="0.148cm">
          <style:column style:rel-width="32767*" fo:start-indent="0cm" fo:end-indent="0.074cm"/>
          <style:column style:rel-width="32768*" fo:start-indent="0.07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1:33:47.438122787</meta:creation-date>
    <dc:date>2019-06-19T06:04:25.809542795</dc:date>
    <meta:editing-duration>PT1H20M41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8" meta:paragraph-count="652" meta:word-count="5112" meta:character-count="27966" meta:non-whitespace-character-count="23190"/>
  </office:meta>
</office:document-meta>
</file>